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7a831"/>
    </style:style>
    <style:style style:name="T1" style:family="text">
      <style:text-properties officeooo:rsid="0017a8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PERIMENT NO:<text:span text:style-name="T1">9</text:span></text:p>
      <text:p text:style-name="Standard">NAME:<text:span text:style-name="T1">SEBIN THOMAS</text:span></text:p>
      <text:p text:style-name="Standard">ROLLNO:<text:span text:style-name="T1">48</text:span></text:p>
      <text:p text:style-name="Standard">DATE:21/11/2023</text:p>
      <text:p text:style-name="Standard"/>
      <text:p text:style-name="Standard">AIM:</text:p>
      <text:p text:style-name="Standard">Write a program to implement Kmeans algorithm.</text:p>
      <text:p text:style-name="Standard"/>
      <text:p text:style-name="Standard">CODE:</text:p>
      <text:p text:style-name="Standard">import math</text:p>
      <text:p text:style-name="Standard">def euclidean_distance(point1, point2):</text:p>
      <text:p text:style-name="Standard"><text:s text:c="4"/>return math.sqrt(sum((a - b) ** 2 for a, b in zip(point1, point2)))</text:p>
      <text:p text:style-name="Standard">def k_means_clustering(data, k, max_iterations=100):</text:p>
      <text:p text:style-name="Standard"><text:s text:c="4"/>centroids = data[:k]</text:p>
      <text:p text:style-name="Standard"><text:s text:c="4"/>for _ in range(max_iterations):</text:p>
      <text:p text:style-name="Standard"><text:s text:c="7"/></text:p>
      <text:p text:style-name="Standard"><text:s text:c="8"/>labels = [min(range(k), key=lambda i: euclidean_distance(point, centroids[i])) for point in data]</text:p>
      <text:p text:style-name="Standard"><text:s text:c="7"/></text:p>
      <text:p text:style-name="Standard"><text:s text:c="8"/>new_centroids = [[sum(data[j][dim] for j in range(len(data)) if labels[j] == i) / labels.count(i) for dim in</text:p>
      <text:p text:style-name="Standard"><text:s text:c="26"/>range(len(data[0]))] for i in range(k)]</text:p>
      <text:p text:style-name="Standard"><text:s text:c="7"/></text:p>
      <text:p text:style-name="Standard"><text:s text:c="8"/>print(f"\nIteration{_+1}clusters:")</text:p>
      <text:p text:style-name="Standard"><text:s text:c="8"/>for i in range(k):</text:p>
      <text:p text:style-name="Standard"><text:s text:c="10"/>cluster_points = [data[j] for j in range(len(data)) if labels[j]==i]</text:p>
      <text:p text:style-name="Standard"><text:s text:c="10"/>print(f"Cluster{i+1}:{cluster_points}")</text:p>
      <text:p text:style-name="Standard"><text:s text:c="8"/></text:p>
      <text:p text:style-name="Standard"><text:s text:c="8"/>if new_centroids == centroids:</text:p>
      <text:p text:style-name="Standard"><text:s text:c="12"/>break</text:p>
      <text:p text:style-name="Standard"/>
      <text:p text:style-name="Standard"><text:s text:c="8"/>centroids = new_centroids</text:p>
      <text:p text:style-name="Standard"/>
      <text:p text:style-name="Standard"><text:s text:c="4"/>return labels, centroids</text:p>
      <text:p text:style-name="Standard">num_points = int(input("Enter the number of data points: "))</text:p>
      <text:p text:style-name="Standard">data = [list(map(float, input(f"Enter coordinates for point {i + 1}: ").split())) for i in range(num_points)]</text:p>
      <text:p text:style-name="Standard">k = int(input("Enter the number of clusters (k): "))</text:p>
      <text:p text:style-name="Standard">labels, centroids = k_means_clustering(data, k)</text:p>
      <text:p text:style-name="Standard">print("\nFinal clusters:")</text:p>
      <text:p text:style-name="Standard">for i in range(k):</text:p>
      <text:p text:style-name="Standard"><text:s text:c="4"/>cluster_points = [data[j] for j in range(len(data)) if labels[j] == i]</text:p>
      <text:p text:style-name="Standard"><text:s text:c="4"/>print(f"Cluster {i + 1}: {cluster_points}")</text:p>
      <text:p text:style-name="Standard">print("\nFinal centroids:")</text:p>
      <text:p text:style-name="Standard">print(centroids)</text:p>
      <text:p text:style-name="Standard"/>
      <text:p text:style-name="Standard"/>
      <text:p text:style-name="Standard">OUTPUT:</text:p>
      <text:p text:style-name="Standard">Enter the number of data points: 4</text:p>
      <text:p text:style-name="Standard">Enter coordinates for point 1: 1 2</text:p>
      <text:p text:style-name="Standard">Enter coordinates for point 2: 2 3</text:p>
      <text:p text:style-name="Standard">Enter coordinates for point 3: 3 4</text:p>
      <text:p text:style-name="Standard"><text:soft-page-break/>Enter coordinates for point 4: 4 5</text:p>
      <text:p text:style-name="Standard">Enter the number of clusters (k): 2</text:p>
      <text:p text:style-name="Standard"/>
      <text:p text:style-name="Standard">Iteration1clusters:</text:p>
      <text:p text:style-name="Standard">Cluster1:[[1.0, 2.0]]</text:p>
      <text:p text:style-name="Standard">Cluster2:[[2.0, 3.0], [3.0, 4.0], [4.0, 5.0]]</text:p>
      <text:p text:style-name="Standard"/>
      <text:p text:style-name="Standard">Iteration2clusters:</text:p>
      <text:p text:style-name="Standard">Cluster1:[[1.0, 2.0], [2.0, 3.0]]</text:p>
      <text:p text:style-name="Standard">Cluster2:[[3.0, 4.0], [4.0, 5.0]]</text:p>
      <text:p text:style-name="Standard"/>
      <text:p text:style-name="Standard">Iteration3clusters:</text:p>
      <text:p text:style-name="Standard">Cluster1:[[1.0, 2.0], [2.0, 3.0]]</text:p>
      <text:p text:style-name="Standard">Cluster2:[[3.0, 4.0], [4.0, 5.0]]</text:p>
      <text:p text:style-name="Standard"/>
      <text:p text:style-name="Standard">Final clusters:</text:p>
      <text:p text:style-name="Standard">Cluster 1: [[1.0, 2.0], [2.0, 3.0]]</text:p>
      <text:p text:style-name="Standard">Cluster 2: [[3.0, 4.0], [4.0, 5.0]]</text:p>
      <text:p text:style-name="Standard"/>
      <text:p text:style-name="Standard">Final centroids:</text:p>
      <text:p text:style-name="Standard">[[1.5, 2.5], [3.5, 4.5]]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EXPERIMENT NO:<text:span text:style-name="T1">10</text:span></text:p>
      <text:p text:style-name="P1">NAME:<text:span text:style-name="T1">SEBIN THOMAS</text:span></text:p>
      <text:p text:style-name="P1">ROLLNO:<text:span text:style-name="T1">48</text:span></text:p>
      <text:p text:style-name="P1">DATE:21/11/2023</text:p>
      <text:p text:style-name="Standard"/>
      <text:p text:style-name="Standard">AIM:</text:p>
      <text:p text:style-name="Standard">Write a program to implement Naiive Bayer’s Classifier.</text:p>
      <text:p text:style-name="Standard"/>
      <text:p text:style-name="Standard">CODE:</text:p>
      <text:p text:style-name="Standard">import numpy as np</text:p>
      <text:p text:style-name="Standard">import pandas as pd</text:p>
      <text:p text:style-name="Standard">class NaiveBayesClassifier:</text:p>
      <text:p text:style-name="Standard"><text:s text:c="4"/>def __init__(self):</text:p>
      <text:p text:style-name="Standard"><text:s text:c="8"/>self.class_probabilities = {}</text:p>
      <text:p text:style-name="Standard"><text:soft-page-break/><text:s text:c="8"/>self.class_means = {}</text:p>
      <text:p text:style-name="Standard"><text:s text:c="8"/>self.class_variances = {}</text:p>
      <text:p text:style-name="Standard"/>
      <text:p text:style-name="Standard"><text:s text:c="4"/>def fit(self, X, y):</text:p>
      <text:p text:style-name="Standard"><text:s text:c="8"/>unique_classes = np.unique(y)</text:p>
      <text:p text:style-name="Standard"><text:s text:c="8"/>for cls in unique_classes:</text:p>
      <text:p text:style-name="Standard"><text:s text:c="12"/>class_data = X[y == cls]</text:p>
      <text:p text:style-name="Standard"/>
      <text:p text:style-name="Standard"><text:s text:c="12"/>self.class_probabilities[cls] = len(class_data) / len(y)</text:p>
      <text:p text:style-name="Standard"/>
      <text:p text:style-name="Standard"><text:s text:c="12"/>self.class_means[cls] = np.mean(class_data, axis=0)</text:p>
      <text:p text:style-name="Standard"><text:s text:c="12"/>self.class_variances[cls] = np.var(class_data, axis=0)</text:p>
      <text:p text:style-name="Standard"/>
      <text:p text:style-name="Standard"><text:s text:c="4"/>def _calculate_likelihood(self, x, mean, variance):</text:p>
      <text:p text:style-name="Standard"><text:s text:c="8"/>exponent = np.exp(-((x - mean) ** 2) / (2 * variance))</text:p>
      <text:p text:style-name="Standard"><text:s text:c="8"/>return (1 / (np.sqrt(2 * np.pi * variance))) * exponent</text:p>
      <text:p text:style-name="Standard"/>
      <text:p text:style-name="Standard"><text:s text:c="4"/>def predict_single_instance(self, x):</text:p>
      <text:p text:style-name="Standard"><text:s text:c="8"/>class_scores = {}</text:p>
      <text:p text:style-name="Standard"/>
      <text:p text:style-name="Standard"><text:s text:c="8"/>for cls in self.class_probabilities:</text:p>
      <text:p text:style-name="Standard"><text:s text:c="12"/>prior = np.log(self.class_probabilities[cls])</text:p>
      <text:p text:style-name="Standard"><text:s text:c="12"/>likelihood = np.sum(np.log(self._calculate_likelihood(x, self.class_means[cls], self.class_variances[cls])))</text:p>
      <text:p text:style-name="Standard"><text:s text:c="11"/></text:p>
      <text:p text:style-name="Standard"><text:s text:c="12"/>class_scores[cls] = prior + likelihood</text:p>
      <text:p text:style-name="Standard"/>
      <text:p text:style-name="Standard"><text:s text:c="8"/>return max(class_scores, key=class_scores.get)</text:p>
      <text:p text:style-name="Standard"/>
      <text:p text:style-name="Standard"><text:s text:c="4"/>def predict(self, X):</text:p>
      <text:p text:style-name="Standard"><text:s text:c="8"/>predictions = [self.predict_single_instance(x) for x in X]</text:p>
      <text:p text:style-name="Standard"><text:s text:c="8"/>return predictions</text:p>
      <text:p text:style-name="Standard">data_df = pd.read_csv('bayers.csv') <text:s/></text:p>
      <text:p text:style-name="Standard">X = data_df.iloc[:, :-1].values</text:p>
      <text:p text:style-name="Standard">y = data_df.iloc[:, -1].values</text:p>
      <text:p text:style-name="Standard">nb_classifier = NaiveBayesClassifier()</text:p>
      <text:p text:style-name="Standard">nb_classifier.fit(X, y)</text:p>
      <text:p text:style-name="Standard">a=float(input("Enter feature 1:"))</text:p>
      <text:p text:style-name="Standard">b=float(input("Enter feature 2:"))</text:p>
      <text:p text:style-name="Standard">c=float(input("Enter feature 3:"))</text:p>
      <text:p text:style-name="Standard">d=float(input("Enter feature 4:"))</text:p>
      <text:p text:style-name="Standard">new_data_point = np.array([[a, b, c, d]])</text:p>
      <text:p text:style-name="Standard">print("Data point: ", new_data_point)</text:p>
      <text:p text:style-name="Standard">new_prediction = nb_classifier.predict(new_data_point)</text:p>
      <text:p text:style-name="Standard">print("Prediction for new tuple:", new_prediction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OUTPUT:</text:p>
      <text:p text:style-name="Standard">Enter feature 1:1</text:p>
      <text:p text:style-name="Standard">Enter feature 2:3</text:p>
      <text:p text:style-name="Standard">Enter feature 3:0</text:p>
      <text:p text:style-name="Standard">Enter feature 4:1</text:p>
      <text:p text:style-name="Standard">Data point: <text:s/>[[1. 3. 0. 1.]]</text:p>
      <text:p text:style-name="Standard">Prediction for new tuple: [0]</text:p>
      <text:p text:style-name="Standard"/>
      <text:p text:style-name="Standard"/>
      <text:p text:style-name="Standard"/>
      <text:p text:style-name="Standard"/>
      <text:p text:style-name="P1">EXPERIMENT NO:<text:span text:style-name="T1">11</text:span></text:p>
      <text:p text:style-name="P1">NAME:<text:span text:style-name="T1">SEBIN THOMAS</text:span></text:p>
      <text:p text:style-name="P1">ROLLNO:<text:span text:style-name="T1">48</text:span></text:p>
      <text:p text:style-name="P1">DATE:21/11/2023</text:p>
      <text:p text:style-name="Standard"/>
      <text:p text:style-name="Standard">AIM:</text:p>
      <text:p text:style-name="Standard">Write a program to implement Decision tree classifier.</text:p>
      <text:p text:style-name="Standard"/>
      <text:p text:style-name="Standard">CODE:</text:p>
      <text:p text:style-name="Standard">import numpy as np</text:p>
      <text:p text:style-name="Standard">import pandas as pd</text:p>
      <text:p text:style-name="Standard">class TreeNode:</text:p>
      <text:p text:style-name="Standard"><text:s text:c="4"/>def __init__(self, gini, num_samples, num_samples_per_class, predicted_class):</text:p>
      <text:p text:style-name="Standard"><text:s text:c="8"/>self.gini = gini</text:p>
      <text:p text:style-name="Standard"><text:s text:c="8"/>self.num_samples = num_samples</text:p>
      <text:p text:style-name="Standard"><text:s text:c="8"/>self.num_samples_per_class = num_samples_per_class</text:p>
      <text:p text:style-name="Standard"><text:s text:c="8"/>self.predicted_class = predicted_class</text:p>
      <text:p text:style-name="Standard"><text:s text:c="8"/>self.feature_index = 0</text:p>
      <text:p text:style-name="Standard"><text:s text:c="8"/>self.threshold = 0</text:p>
      <text:p text:style-name="Standard"><text:s text:c="8"/>self.left = None</text:p>
      <text:p text:style-name="Standard"><text:s text:c="8"/>self.right = None</text:p>
      <text:p text:style-name="Standard">def gini_impurity(y):</text:p>
      <text:p text:style-name="Standard"><text:s text:c="4"/>m = len(y)</text:p>
      <text:p text:style-name="Standard"><text:s text:c="4"/>if m == 0:</text:p>
      <text:p text:style-name="Standard"><text:soft-page-break/><text:s text:c="8"/>return 0</text:p>
      <text:p text:style-name="Standard"><text:s text:c="4"/>num_samples_per_class = [sum(y == c) for c in set(y)]</text:p>
      <text:p text:style-name="Standard"><text:s text:c="4"/>probability = [n / m for n in num_samples_per_class]</text:p>
      <text:p text:style-name="Standard"><text:s text:c="4"/>return 1 - sum(p ** 2 for p in probability)</text:p>
      <text:p text:style-name="Standard">def find_best_split(X, y):</text:p>
      <text:p text:style-name="Standard"><text:s text:c="4"/>m, n = X.shape</text:p>
      <text:p text:style-name="Standard"><text:s text:c="4"/>if m &lt;= 1:</text:p>
      <text:p text:style-name="Standard"><text:s text:c="8"/>return None, None</text:p>
      <text:p text:style-name="Standard"><text:s text:c="4"/>num_parent = [sum(y == c) for c in set(y)]</text:p>
      <text:p text:style-name="Standard"><text:s text:c="4"/>best_gini = 1.0 - sum((num / m) ** 2 for num in num_parent)</text:p>
      <text:p text:style-name="Standard"><text:s text:c="4"/>best_idx, best_thr = None, None</text:p>
      <text:p text:style-name="Standard"><text:s text:c="4"/>for idx in range(n):</text:p>
      <text:p text:style-name="Standard"><text:s text:c="8"/>thresholds, classes = zip(*sorted(zip(X[:, idx], y)))</text:p>
      <text:p text:style-name="Standard"><text:s text:c="8"/>num_left = [0] * len(set(y))</text:p>
      <text:p text:style-name="Standard"><text:s text:c="8"/>num_right = num_parent.copy()</text:p>
      <text:p text:style-name="Standard"><text:s text:c="8"/>for i, c in enumerate(classes[:-1]):</text:p>
      <text:p text:style-name="Standard"><text:s text:c="12"/>num_left[c] += 1</text:p>
      <text:p text:style-name="Standard"><text:s text:c="12"/>num_right[c] -= 1</text:p>
      <text:p text:style-name="Standard"><text:s text:c="12"/>#gini_left = 1.0 - sum((num_left[x] / i) ** 2 if i != 0 else 0 for x in range(len(set(y))))</text:p>
      <text:p text:style-name="Standard"><text:s text:c="12"/>gini_left = 1.0 - sum((num_left[x] / (i + 1)) ** 2 for x in range(len(set(y))))</text:p>
      <text:p text:style-name="Standard"><text:s text:c="12"/>gini_right = 1.0 - sum(</text:p>
      <text:p text:style-name="Standard"><text:s text:c="16"/>(num_right[x] / (m - i)) ** 2 for x in range(len(set(y)))</text:p>
      <text:p text:style-name="Standard"><text:s text:c="12"/>)</text:p>
      <text:p text:style-name="Standard"><text:s text:c="12"/>gini = (i * gini_left + (m - i) * gini_right) / m</text:p>
      <text:p text:style-name="Standard"><text:s text:c="12"/>if thresholds[i] == thresholds[i - 1]:</text:p>
      <text:p text:style-name="Standard"><text:s text:c="16"/>continue</text:p>
      <text:p text:style-name="Standard"><text:s text:c="12"/>if gini &lt; best_gini:</text:p>
      <text:p text:style-name="Standard"><text:s text:c="16"/>best_gini = gini</text:p>
      <text:p text:style-name="Standard"><text:s text:c="16"/>best_idx = idx</text:p>
      <text:p text:style-name="Standard"><text:s text:c="16"/>best_thr = (thresholds[i] + thresholds[i - 1]) / 2</text:p>
      <text:p text:style-name="Standard"/>
      <text:p text:style-name="Standard"><text:s text:c="4"/>return best_idx, best_thr</text:p>
      <text:p text:style-name="Standard">def build_tree(X, y, depth=0, max_depth=None):</text:p>
      <text:p text:style-name="Standard"><text:s text:c="4"/>num_samples_per_class = [sum(y == i) for i in range(2)]</text:p>
      <text:p text:style-name="Standard"><text:s text:c="4"/>predicted_class = max(zip(num_samples_per_class, range(2)))[1]</text:p>
      <text:p text:style-name="Standard"><text:s text:c="4"/>node = TreeNode(</text:p>
      <text:p text:style-name="Standard"><text:s text:c="8"/>gini=gini_impurity(y),</text:p>
      <text:p text:style-name="Standard"><text:s text:c="8"/>num_samples=len(y),</text:p>
      <text:p text:style-name="Standard"><text:s text:c="8"/>num_samples_per_class=num_samples_per_class,</text:p>
      <text:p text:style-name="Standard"><text:s text:c="8"/>predicted_class=predicted_class,</text:p>
      <text:p text:style-name="Standard"><text:s text:c="4"/>)</text:p>
      <text:p text:style-name="Standard"><text:s text:c="4"/>if depth &lt; max_depth:</text:p>
      <text:p text:style-name="Standard"><text:s text:c="8"/>idx, thr = find_best_split(X, y)</text:p>
      <text:p text:style-name="Standard"><text:s text:c="8"/>if idx is not None:</text:p>
      <text:p text:style-name="Standard"><text:s text:c="12"/>indices_left = X[:, idx] &lt; thr</text:p>
      <text:p text:style-name="Standard"><text:s text:c="12"/>X_left, y_left = X[indices_left], y[indices_left]</text:p>
      <text:p text:style-name="Standard"><text:s text:c="12"/>X_right, y_right = X[~indices_left], y[~indices_left]</text:p>
      <text:p text:style-name="Standard"><text:s text:c="12"/>node.feature_index = idx</text:p>
      <text:p text:style-name="Standard"><text:s text:c="12"/>node.threshold = thr</text:p>
      <text:p text:style-name="Standard"><text:s text:c="12"/>node.left = build_tree(X_left, y_left, depth + 1, max_depth)</text:p>
      <text:p text:style-name="Standard"><text:s text:c="12"/>node.right = build_tree(X_right, y_right, depth + 1, max_depth)</text:p>
      <text:p text:style-name="Standard"><text:s text:c="4"/>return node</text:p>
      <text:p text:style-name="Standard"><text:soft-page-break/>def predict_sample(tree, sample):</text:p>
      <text:p text:style-name="Standard"><text:s text:c="4"/>while tree.left:</text:p>
      <text:p text:style-name="Standard"><text:s text:c="8"/>if sample[tree.feature_index] &lt; tree.threshold:</text:p>
      <text:p text:style-name="Standard"><text:s text:c="12"/>tree = tree.left</text:p>
      <text:p text:style-name="Standard"><text:s text:c="8"/>else:</text:p>
      <text:p text:style-name="Standard"><text:s text:c="12"/>tree = tree.right</text:p>
      <text:p text:style-name="Standard"><text:s text:c="4"/>return tree.predicted_class</text:p>
      <text:p text:style-name="Standard">def predict(tree, X):</text:p>
      <text:p text:style-name="Standard"><text:s text:c="4"/>return [predict_sample(tree, sample) for sample in X]</text:p>
      <text:p text:style-name="Standard">def main():</text:p>
      <text:p text:style-name="Standard"><text:s text:c="4"/>file_path = 'bayers.csv'</text:p>
      <text:p text:style-name="Standard"><text:s text:c="4"/>df = pd.read_csv(file_path)</text:p>
      <text:p text:style-name="Standard"><text:s text:c="4"/>X = df.iloc[:, :-1].values <text:s/></text:p>
      <text:p text:style-name="Standard"><text:s text:c="4"/>y = df.iloc[:, -1].values <text:s text:c="2"/></text:p>
      <text:p text:style-name="Standard"><text:s text:c="4"/>tree = build_tree(X, y, max_depth=11)</text:p>
      <text:p text:style-name="Standard"><text:s text:c="4"/>test = []</text:p>
      <text:p text:style-name="Standard"><text:s text:c="4"/>print("Enter test data")</text:p>
      <text:p text:style-name="Standard"><text:s text:c="4"/>for i in range(X.shape[1]):</text:p>
      <text:p text:style-name="Standard"><text:s text:c="8"/>feature_value = float(input(f"Enter feature {i + 1} for the test data: "))</text:p>
      <text:p text:style-name="Standard"><text:s text:c="8"/>test.append(feature_value)</text:p>
      <text:p text:style-name="Standard"><text:s text:c="4"/>test = np.array([test])</text:p>
      <text:p text:style-name="Standard"><text:s text:c="4"/>predictions = predict(tree, test)</text:p>
      <text:p text:style-name="Standard"><text:s text:c="4"/>print("Predictions:", predictions)</text:p>
      <text:p text:style-name="Standard">main()</text:p>
      <text:p text:style-name="Standard"><text:tab/></text:p>
      <text:p text:style-name="Standard">OUTPUT:</text:p>
      <text:p text:style-name="Standard">Enter test data</text:p>
      <text:p text:style-name="Standard">Enter feature 1 for the test data: 1</text:p>
      <text:p text:style-name="Standard">Enter feature 2 for the test data: 3</text:p>
      <text:p text:style-name="Standard">Enter feature 3 for the test data: 0</text:p>
      <text:p text:style-name="Standard">Enter feature 4 for the test data: 1</text:p>
      <text:p text:style-name="Standard">Predictions: [0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12:57:11.659681430</meta:creation-date>
    <meta:print-date>2023-11-23T13:28:23.771628767</meta:print-date>
    <dc:date>2023-11-23T13:42:27.081213128</dc:date>
    <meta:editing-duration>PT13M45S</meta:editing-duration>
    <meta:editing-cycles>1</meta:editing-cycles>
    <meta:document-statistic meta:table-count="0" meta:image-count="0" meta:object-count="0" meta:page-count="6" meta:paragraph-count="219" meta:word-count="912" meta:character-count="7632" meta:non-whitespace-character-count="5934"/>
    <meta:generator>LibreOffice/7.3.7.2$Linux_X86_64 LibreOffice_project/30$Build-2</meta:generator>
  </office:meta>
</office:document-meta>
</file>